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9193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99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180 fps-10 sec" table:style-name="ta1" table:print="false">
        <table:table-column table:style-name="co1" table:number-columns-repeated="1024" table:default-cell-style-name="ce1"/>
        <table:table-row table:style-name="ro1">
          <table:table-cell/>
          <table:table-cell office:value-type="string">
            <text:p>Number of Pieces</text:p>
          </table:table-cell>
          <table:table-cell office:value-type="string">
            <text:p>Weight of each piece (lbs)</text:p>
          </table:table-cell>
          <table:table-cell office:value-type="string">
            <text:p>Total Weight (lbs)</text:p>
          </table:table-cell>
          <table:table-cell office:value-type="string">
            <text:p>Reference Area (ft^2)</text:p>
          </table:table-cell>
          <table:table-cell office:value-type="string">
            <text:p>Ballistic Coeff (lb/ft^2)</text:p>
          </table:table-cell>
          <table:table-cell office:value-type="string">
            <text:p>Velocity Increment (ft/sec)</text:p>
          </table:table-cell>
          <table:table-cell office:value-type="string">
            <text:p>CD</text:p>
          </table:table-cell>
          <table:table-cell office:value-type="string">
            <text:p>CL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63200</text:p>
          </table:table-cell>
          <table:table-cell office:value-type="string">
            <text:p>1000</text:p>
          </table:table-cell>
          <table:table-cell office:value-type="string">
            <text:p>50-290</text:p>
          </table:table-cell>
          <table:table-cell office:value-type="string">
            <text:p>16</text:p>
          </table:table-cell>
          <table:table-cell office:value-type="string">
            <text:p>C1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179000</text:p>
          </table:table-cell>
          <table:table-cell office:value-type="string">
            <text:p>335</text:p>
          </table:table-cell>
          <table:table-cell office:value-type="string">
            <text:p>310-670</text:p>
          </table:table-cell>
          <table:table-cell office:value-type="string">
            <text:p>16</text:p>
          </table:table-cell>
          <table:table-cell office:value-type="string">
            <text:p>C2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500</text:p>
          </table:table-cell>
          <table:table-cell office:value-type="string">
            <text:p>8</text:p>
          </table:table-cell>
          <table:table-cell office:value-type="string">
            <text:p>30-200</text:p>
          </table:table-cell>
          <table:table-cell office:value-type="string">
            <text:p>0-16</text:p>
          </table:table-cell>
          <table:table-cell office:value-type="string">
            <text:p>C3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4</text:p>
          </table:table-cell>
          <table:table-cell office:value-type="string">
            <text:p>50</text:p>
          </table:table-cell>
          <table:table-cell office:value-type="string">
            <text:p>700</text:p>
          </table:table-cell>
          <table:table-cell office:value-type="string">
            <text:p>0.2</text:p>
          </table:table-cell>
          <table:table-cell office:value-type="string">
            <text:p>130-250</text:p>
          </table:table-cell>
          <table:table-cell office:value-type="string">
            <text:p>0-16</text:p>
          </table:table-cell>
          <table:table-cell office:value-type="string">
            <text:p>C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75</text:p>
          </table:table-cell>
          <table:table-cell office:value-type="string">
            <text:p>150</text:p>
          </table:table-cell>
          <table:table-cell office:value-type="string">
            <text:p>2.2</text:p>
          </table:table-cell>
          <table:table-cell office:value-type="string">
            <text:p>34-340</text:p>
          </table:table-cell>
          <table:table-cell office:value-type="string">
            <text:p>0-16</text:p>
          </table:table-cell>
          <table:table-cell office:value-type="string">
            <text:p>C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200</text:p>
          </table:table-cell>
          <table:table-cell office:value-type="string">
            <text:p>400</text:p>
          </table:table-cell>
          <table:table-cell office:value-type="string">
            <text:p>8.7</text:p>
          </table:table-cell>
          <table:table-cell office:value-type="string">
            <text:p>23-230</text:p>
          </table:table-cell>
          <table:table-cell office:value-type="string">
            <text:p>0-16</text:p>
          </table:table-cell>
          <table:table-cell office:value-type="string">
            <text:p>C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90</text:p>
          </table:table-cell>
          <table:table-cell office:value-type="string">
            <text:p>180</text:p>
          </table:table-cell>
          <table:table-cell office:value-type="string">
            <text:p>3</text:p>
          </table:table-cell>
          <table:table-cell office:value-type="string">
            <text:p>33-110</text:p>
          </table:table-cell>
          <table:table-cell office:value-type="string">
            <text:p>8</text:p>
          </table:table-cell>
          <table:table-cell office:value-type="string">
            <text:p>C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0-70</text:p>
          </table:table-cell>
          <table:table-cell office:value-type="string">
            <text:p>1.5-50</text:p>
          </table:table-cell>
          <table:table-cell office:value-type="string">
            <text:p>700</text:p>
          </table:table-cell>
          <table:table-cell office:value-type="string">
            <text:p>0.2-0.6</text:p>
          </table:table-cell>
          <table:table-cell office:value-type="string">
            <text:p>6-100</text:p>
          </table:table-cell>
          <table:table-cell office:value-type="string">
            <text:p>0-16</text:p>
          </table:table-cell>
          <table:table-cell office:value-type="string">
            <text:p>C7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8</text:p>
          </table:table-cell>
          <table:table-cell office:value-type="string">
            <text:p>375</text:p>
          </table:table-cell>
          <table:table-cell office:value-type="string">
            <text:p>3000</text:p>
          </table:table-cell>
          <table:table-cell office:value-type="string">
            <text:p>140</text:p>
          </table:table-cell>
          <table:table-cell office:value-type="string">
            <text:p>3.3-4.5</text:p>
          </table:table-cell>
          <table:table-cell office:value-type="string">
            <text:p>16</text:p>
          </table:table-cell>
          <table:table-cell table:style-name="Default" office:value-type="string">
            <text:p>C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80</text:p>
          </table:table-cell>
          <table:table-cell office:value-type="string">
            <text:p>160</text:p>
          </table:table-cell>
          <table:table-cell office:value-type="string">
            <text:p>20</text:p>
          </table:table-cell>
          <table:table-cell office:value-type="string">
            <text:p>5-6.7</text:p>
          </table:table-cell>
          <table:table-cell office:value-type="string">
            <text:p>0-16</text:p>
          </table:table-cell>
          <table:table-cell office:value-type="string">
            <text:p>C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0-400</text:p>
          </table:table-cell>
          <table:table-cell office:value-type="string">
            <text:p>2-20</text:p>
          </table:table-cell>
          <table:table-cell office:value-type="string">
            <text:p>800</text:p>
          </table:table-cell>
          <table:table-cell office:value-type="string">
            <text:p>1-10</text:p>
          </table:table-cell>
          <table:table-cell office:value-type="string">
            <text:p>2.5-3.3</text:p>
          </table:table-cell>
          <table:table-cell office:value-type="string">
            <text:p>0-16</text:p>
          </table:table-cell>
          <table:table-cell office:value-type="string">
            <text:p>C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500-5000</text:p>
          </table:table-cell>
          <table:table-cell office:value-type="string">
            <text:p>0.1-0.7</text:p>
          </table:table-cell>
          <table:table-cell office:value-type="string">
            <text:p>500-1000</text:p>
          </table:table-cell>
          <table:table-cell office:value-type="string">
            <text:p>0.35</text:p>
          </table:table-cell>
          <table:table-cell office:value-type="string">
            <text:p>0.36-3.3</text:p>
          </table:table-cell>
          <table:table-cell office:value-type="string">
            <text:p>0-200</text:p>
          </table:table-cell>
          <table:table-cell office:value-type="string">
            <text:p>C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~1000</text:p>
          </table:table-cell>
          <table:table-cell office:value-type="string">
            <text:p>0.06</text:p>
          </table:table-cell>
          <table:table-cell office:value-type="string">
            <text:p>60</text:p>
          </table:table-cell>
          <table:table-cell office:value-type="string">
            <text:p>0.01</text:p>
          </table:table-cell>
          <table:table-cell office:value-type="string">
            <text:p>5-7</text:p>
          </table:table-cell>
          <table:table-cell office:value-type="string">
            <text:p>0-16</text:p>
          </table:table-cell>
          <table:table-cell office:value-type="string">
            <text:p>C9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000-5000</text:p>
          </table:table-cell>
          <table:table-cell office:value-type="string">
            <text:p>0.01-10</text:p>
          </table:table-cell>
          <table:table-cell office:value-type="string">
            <text:p>6500</text:p>
          </table:table-cell>
          <table:table-cell office:value-type="string">
            <text:p>0.001-1</text:p>
          </table:table-cell>
          <table:table-cell office:value-type="string">
            <text:p>1-20</text:p>
          </table:table-cell>
          <table:table-cell office:value-type="string">
            <text:p>0-200</text:p>
          </table:table-cell>
          <table:table-cell office:value-type="string">
            <text:p>1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00 fps-20 sec" table:style-name="ta1" table:print="false">
        <table:table-column table:style-name="co1" table:number-columns-repeated="1024" table:default-cell-style-name="ce1"/>
        <table:table-row table:style-name="ro1">
          <table:table-cell/>
          <table:table-cell office:value-type="string">
            <text:p>Number of Pieces</text:p>
          </table:table-cell>
          <table:table-cell office:value-type="string">
            <text:p>Weight of each piece (lbs)</text:p>
          </table:table-cell>
          <table:table-cell office:value-type="string">
            <text:p>Total Weight (lbs)</text:p>
          </table:table-cell>
          <table:table-cell office:value-type="string">
            <text:p>Reference Area (ft^2)</text:p>
          </table:table-cell>
          <table:table-cell office:value-type="string">
            <text:p>Ballistic Coeff (lb/ft^2)</text:p>
          </table:table-cell>
          <table:table-cell office:value-type="string">
            <text:p>Velocity Increment (ft/sec)</text:p>
          </table:table-cell>
          <table:table-cell office:value-type="string">
            <text:p>CD</text:p>
          </table:table-cell>
          <table:table-cell office:value-type="string">
            <text:p>CL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63200</text:p>
          </table:table-cell>
          <table:table-cell office:value-type="string">
            <text:p>1000</text:p>
          </table:table-cell>
          <table:table-cell office:value-type="string">
            <text:p>50-290</text:p>
          </table:table-cell>
          <table:table-cell office:value-type="string">
            <text:p>40</text:p>
          </table:table-cell>
          <table:table-cell office:value-type="string">
            <text:p>C1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179000</text:p>
          </table:table-cell>
          <table:table-cell office:value-type="string">
            <text:p>335</text:p>
          </table:table-cell>
          <table:table-cell office:value-type="string">
            <text:p>310-670</text:p>
          </table:table-cell>
          <table:table-cell office:value-type="string">
            <text:p>40</text:p>
          </table:table-cell>
          <table:table-cell office:value-type="string">
            <text:p>C2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500</text:p>
          </table:table-cell>
          <table:table-cell office:value-type="string">
            <text:p>8</text:p>
          </table:table-cell>
          <table:table-cell office:value-type="string">
            <text:p>30-200</text:p>
          </table:table-cell>
          <table:table-cell office:value-type="string">
            <text:p>0-40</text:p>
          </table:table-cell>
          <table:table-cell office:value-type="string">
            <text:p>C3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4</text:p>
          </table:table-cell>
          <table:table-cell office:value-type="string">
            <text:p>50</text:p>
          </table:table-cell>
          <table:table-cell office:value-type="string">
            <text:p>700</text:p>
          </table:table-cell>
          <table:table-cell office:value-type="string">
            <text:p>0.2</text:p>
          </table:table-cell>
          <table:table-cell office:value-type="string">
            <text:p>130-250</text:p>
          </table:table-cell>
          <table:table-cell office:value-type="string">
            <text:p>0-40</text:p>
          </table:table-cell>
          <table:table-cell office:value-type="string">
            <text:p>C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75</text:p>
          </table:table-cell>
          <table:table-cell office:value-type="string">
            <text:p>150</text:p>
          </table:table-cell>
          <table:table-cell office:value-type="string">
            <text:p>2.2</text:p>
          </table:table-cell>
          <table:table-cell office:value-type="string">
            <text:p>34-340</text:p>
          </table:table-cell>
          <table:table-cell office:value-type="string">
            <text:p>0-40</text:p>
          </table:table-cell>
          <table:table-cell office:value-type="string">
            <text:p>C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200</text:p>
          </table:table-cell>
          <table:table-cell office:value-type="string">
            <text:p>400</text:p>
          </table:table-cell>
          <table:table-cell office:value-type="string">
            <text:p>8.7</text:p>
          </table:table-cell>
          <table:table-cell office:value-type="string">
            <text:p>23-230</text:p>
          </table:table-cell>
          <table:table-cell office:value-type="string">
            <text:p>0-40</text:p>
          </table:table-cell>
          <table:table-cell office:value-type="string">
            <text:p>C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90</text:p>
          </table:table-cell>
          <table:table-cell office:value-type="string">
            <text:p>180</text:p>
          </table:table-cell>
          <table:table-cell office:value-type="string">
            <text:p>3</text:p>
          </table:table-cell>
          <table:table-cell office:value-type="string">
            <text:p>33-110</text:p>
          </table:table-cell>
          <table:table-cell office:value-type="string">
            <text:p>20</text:p>
          </table:table-cell>
          <table:table-cell office:value-type="string">
            <text:p>C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0-70</text:p>
          </table:table-cell>
          <table:table-cell office:value-type="string">
            <text:p>1.5-50</text:p>
          </table:table-cell>
          <table:table-cell office:value-type="string">
            <text:p>700</text:p>
          </table:table-cell>
          <table:table-cell office:value-type="string">
            <text:p>0.2-0.6</text:p>
          </table:table-cell>
          <table:table-cell office:value-type="string">
            <text:p>6-100</text:p>
          </table:table-cell>
          <table:table-cell office:value-type="string">
            <text:p>0-40</text:p>
          </table:table-cell>
          <table:table-cell office:value-type="string">
            <text:p>C7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8</text:p>
          </table:table-cell>
          <table:table-cell office:value-type="string">
            <text:p>375</text:p>
          </table:table-cell>
          <table:table-cell office:value-type="string">
            <text:p>3000</text:p>
          </table:table-cell>
          <table:table-cell office:value-type="string">
            <text:p>140</text:p>
          </table:table-cell>
          <table:table-cell office:value-type="string">
            <text:p>3.3-4.5</text:p>
          </table:table-cell>
          <table:table-cell office:value-type="string">
            <text:p>40</text:p>
          </table:table-cell>
          <table:table-cell table:style-name="Default" office:value-type="string">
            <text:p>C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80</text:p>
          </table:table-cell>
          <table:table-cell office:value-type="string">
            <text:p>160</text:p>
          </table:table-cell>
          <table:table-cell office:value-type="string">
            <text:p>20</text:p>
          </table:table-cell>
          <table:table-cell office:value-type="string">
            <text:p>5-6.7</text:p>
          </table:table-cell>
          <table:table-cell office:value-type="string">
            <text:p>0-40</text:p>
          </table:table-cell>
          <table:table-cell office:value-type="string">
            <text:p>C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0-400</text:p>
          </table:table-cell>
          <table:table-cell office:value-type="string">
            <text:p>2-20</text:p>
          </table:table-cell>
          <table:table-cell office:value-type="string">
            <text:p>800</text:p>
          </table:table-cell>
          <table:table-cell office:value-type="string">
            <text:p>1-10</text:p>
          </table:table-cell>
          <table:table-cell office:value-type="string">
            <text:p>2.5-3.3</text:p>
          </table:table-cell>
          <table:table-cell office:value-type="string">
            <text:p>0-40</text:p>
          </table:table-cell>
          <table:table-cell office:value-type="string">
            <text:p>C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500-5000</text:p>
          </table:table-cell>
          <table:table-cell office:value-type="string">
            <text:p>0.1-0.7</text:p>
          </table:table-cell>
          <table:table-cell office:value-type="string">
            <text:p>500-1000</text:p>
          </table:table-cell>
          <table:table-cell office:value-type="string">
            <text:p>0.35</text:p>
          </table:table-cell>
          <table:table-cell office:value-type="string">
            <text:p>0.36-3.3</text:p>
          </table:table-cell>
          <table:table-cell office:value-type="string">
            <text:p>0-210</text:p>
          </table:table-cell>
          <table:table-cell office:value-type="string">
            <text:p>C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~1000</text:p>
          </table:table-cell>
          <table:table-cell office:value-type="string">
            <text:p>0.06</text:p>
          </table:table-cell>
          <table:table-cell office:value-type="string">
            <text:p>60</text:p>
          </table:table-cell>
          <table:table-cell office:value-type="string">
            <text:p>0.01</text:p>
          </table:table-cell>
          <table:table-cell office:value-type="string">
            <text:p>5-7</text:p>
          </table:table-cell>
          <table:table-cell office:value-type="string">
            <text:p>0-40</text:p>
          </table:table-cell>
          <table:table-cell office:value-type="string">
            <text:p>C9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000-5000</text:p>
          </table:table-cell>
          <table:table-cell office:value-type="string">
            <text:p>0.01-10</text:p>
          </table:table-cell>
          <table:table-cell office:value-type="string">
            <text:p>6500</text:p>
          </table:table-cell>
          <table:table-cell office:value-type="string">
            <text:p>0.001-1</text:p>
          </table:table-cell>
          <table:table-cell office:value-type="string">
            <text:p>1-20</text:p>
          </table:table-cell>
          <table:table-cell office:value-type="string">
            <text:p>0-210</text:p>
          </table:table-cell>
          <table:table-cell office:value-type="string">
            <text:p>1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70 fps-50 sec" table:style-name="ta1" table:print="false">
        <table:table-column table:style-name="co1" table:number-columns-repeated="1024" table:default-cell-style-name="ce1"/>
        <table:table-row table:style-name="ro1">
          <table:table-cell/>
          <table:table-cell office:value-type="string">
            <text:p>Number of Pieces</text:p>
          </table:table-cell>
          <table:table-cell office:value-type="string">
            <text:p>Weight of each piece (lbs)</text:p>
          </table:table-cell>
          <table:table-cell office:value-type="string">
            <text:p>Total Weight (lbs)</text:p>
          </table:table-cell>
          <table:table-cell office:value-type="string">
            <text:p>Reference Area (ft^2)</text:p>
          </table:table-cell>
          <table:table-cell office:value-type="string">
            <text:p>Ballistic Coeff (lb/ft^2)</text:p>
          </table:table-cell>
          <table:table-cell office:value-type="string">
            <text:p>Velocity Increment (ft/sec)</text:p>
          </table:table-cell>
          <table:table-cell office:value-type="string">
            <text:p>CD</text:p>
          </table:table-cell>
          <table:table-cell office:value-type="string">
            <text:p>CL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63200</text:p>
          </table:table-cell>
          <table:table-cell office:value-type="string">
            <text:p>1000</text:p>
          </table:table-cell>
          <table:table-cell office:value-type="string">
            <text:p>50-290</text:p>
          </table:table-cell>
          <table:table-cell office:value-type="string">
            <text:p>100</text:p>
          </table:table-cell>
          <table:table-cell office:value-type="string">
            <text:p>C1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179000</text:p>
          </table:table-cell>
          <table:table-cell office:value-type="string">
            <text:p>335</text:p>
          </table:table-cell>
          <table:table-cell office:value-type="string">
            <text:p>310-670</text:p>
          </table:table-cell>
          <table:table-cell office:value-type="string">
            <text:p>100</text:p>
          </table:table-cell>
          <table:table-cell office:value-type="string">
            <text:p>C2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500</text:p>
          </table:table-cell>
          <table:table-cell office:value-type="string">
            <text:p>8</text:p>
          </table:table-cell>
          <table:table-cell office:value-type="string">
            <text:p>30-200</text:p>
          </table:table-cell>
          <table:table-cell office:value-type="string">
            <text:p>0-100</text:p>
          </table:table-cell>
          <table:table-cell office:value-type="string">
            <text:p>C3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4</text:p>
          </table:table-cell>
          <table:table-cell office:value-type="string">
            <text:p>50</text:p>
          </table:table-cell>
          <table:table-cell office:value-type="string">
            <text:p>700</text:p>
          </table:table-cell>
          <table:table-cell office:value-type="string">
            <text:p>0.2</text:p>
          </table:table-cell>
          <table:table-cell office:value-type="string">
            <text:p>130-250</text:p>
          </table:table-cell>
          <table:table-cell office:value-type="string">
            <text:p>0-100</text:p>
          </table:table-cell>
          <table:table-cell office:value-type="string">
            <text:p>C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75</text:p>
          </table:table-cell>
          <table:table-cell office:value-type="string">
            <text:p>150</text:p>
          </table:table-cell>
          <table:table-cell office:value-type="string">
            <text:p>2.2</text:p>
          </table:table-cell>
          <table:table-cell office:value-type="string">
            <text:p>34-340</text:p>
          </table:table-cell>
          <table:table-cell office:value-type="string">
            <text:p>0-100</text:p>
          </table:table-cell>
          <table:table-cell office:value-type="string">
            <text:p>C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200</text:p>
          </table:table-cell>
          <table:table-cell office:value-type="string">
            <text:p>400</text:p>
          </table:table-cell>
          <table:table-cell office:value-type="string">
            <text:p>8.7</text:p>
          </table:table-cell>
          <table:table-cell office:value-type="string">
            <text:p>23-230</text:p>
          </table:table-cell>
          <table:table-cell office:value-type="string">
            <text:p>0-100</text:p>
          </table:table-cell>
          <table:table-cell office:value-type="string">
            <text:p>C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90</text:p>
          </table:table-cell>
          <table:table-cell office:value-type="string">
            <text:p>180</text:p>
          </table:table-cell>
          <table:table-cell office:value-type="string">
            <text:p>3</text:p>
          </table:table-cell>
          <table:table-cell office:value-type="string">
            <text:p>33-110</text:p>
          </table:table-cell>
          <table:table-cell office:value-type="string">
            <text:p>50</text:p>
          </table:table-cell>
          <table:table-cell office:value-type="string">
            <text:p>C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0-70</text:p>
          </table:table-cell>
          <table:table-cell office:value-type="string">
            <text:p>1.5-50</text:p>
          </table:table-cell>
          <table:table-cell office:value-type="string">
            <text:p>700</text:p>
          </table:table-cell>
          <table:table-cell office:value-type="string">
            <text:p>0.2-0.6</text:p>
          </table:table-cell>
          <table:table-cell office:value-type="string">
            <text:p>6-100</text:p>
          </table:table-cell>
          <table:table-cell office:value-type="string">
            <text:p>0-100</text:p>
          </table:table-cell>
          <table:table-cell office:value-type="string">
            <text:p>C7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8</text:p>
          </table:table-cell>
          <table:table-cell office:value-type="string">
            <text:p>375</text:p>
          </table:table-cell>
          <table:table-cell office:value-type="string">
            <text:p>3000</text:p>
          </table:table-cell>
          <table:table-cell office:value-type="string">
            <text:p>140</text:p>
          </table:table-cell>
          <table:table-cell office:value-type="string">
            <text:p>3.3-4.5</text:p>
          </table:table-cell>
          <table:table-cell office:value-type="string">
            <text:p>100</text:p>
          </table:table-cell>
          <table:table-cell table:style-name="Default" office:value-type="string">
            <text:p>C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80</text:p>
          </table:table-cell>
          <table:table-cell office:value-type="string">
            <text:p>160</text:p>
          </table:table-cell>
          <table:table-cell office:value-type="string">
            <text:p>20</text:p>
          </table:table-cell>
          <table:table-cell office:value-type="string">
            <text:p>5-6.7</text:p>
          </table:table-cell>
          <table:table-cell office:value-type="string">
            <text:p>0-100</text:p>
          </table:table-cell>
          <table:table-cell office:value-type="string">
            <text:p>C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0-400</text:p>
          </table:table-cell>
          <table:table-cell office:value-type="string">
            <text:p>2-20</text:p>
          </table:table-cell>
          <table:table-cell office:value-type="string">
            <text:p>800</text:p>
          </table:table-cell>
          <table:table-cell office:value-type="string">
            <text:p>1-10</text:p>
          </table:table-cell>
          <table:table-cell office:value-type="string">
            <text:p>2.5-3.3</text:p>
          </table:table-cell>
          <table:table-cell office:value-type="string">
            <text:p>0-100</text:p>
          </table:table-cell>
          <table:table-cell office:value-type="string">
            <text:p>C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500-5000</text:p>
          </table:table-cell>
          <table:table-cell office:value-type="string">
            <text:p>0.1-0.7</text:p>
          </table:table-cell>
          <table:table-cell office:value-type="string">
            <text:p>500-1000</text:p>
          </table:table-cell>
          <table:table-cell office:value-type="string">
            <text:p>0.35</text:p>
          </table:table-cell>
          <table:table-cell office:value-type="string">
            <text:p>0.36-3.3</text:p>
          </table:table-cell>
          <table:table-cell office:value-type="string">
            <text:p>0-240</text:p>
          </table:table-cell>
          <table:table-cell office:value-type="string">
            <text:p>C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~1000</text:p>
          </table:table-cell>
          <table:table-cell office:value-type="string">
            <text:p>0.06</text:p>
          </table:table-cell>
          <table:table-cell office:value-type="string">
            <text:p>60</text:p>
          </table:table-cell>
          <table:table-cell office:value-type="string">
            <text:p>0.01</text:p>
          </table:table-cell>
          <table:table-cell office:value-type="string">
            <text:p>5-7</text:p>
          </table:table-cell>
          <table:table-cell office:value-type="string">
            <text:p>0-100</text:p>
          </table:table-cell>
          <table:table-cell office:value-type="string">
            <text:p>C9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000-5000</text:p>
          </table:table-cell>
          <table:table-cell office:value-type="string">
            <text:p>0.01-10</text:p>
          </table:table-cell>
          <table:table-cell office:value-type="string">
            <text:p>6500</text:p>
          </table:table-cell>
          <table:table-cell office:value-type="string">
            <text:p>0.001-1</text:p>
          </table:table-cell>
          <table:table-cell office:value-type="string">
            <text:p>1-20</text:p>
          </table:table-cell>
          <table:table-cell office:value-type="string">
            <text:p>0-240</text:p>
          </table:table-cell>
          <table:table-cell office:value-type="string">
            <text:p>1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70 fps-52 sec" table:style-name="ta1" table:print="false">
        <table:table-column table:style-name="co1" table:number-columns-repeated="1024" table:default-cell-style-name="ce1"/>
        <table:table-row table:style-name="ro1">
          <table:table-cell/>
          <table:table-cell office:value-type="string">
            <text:p>Number of Pieces</text:p>
          </table:table-cell>
          <table:table-cell office:value-type="string">
            <text:p>Weight of each piece (lbs)</text:p>
          </table:table-cell>
          <table:table-cell office:value-type="string">
            <text:p>Total Weight (lbs)</text:p>
          </table:table-cell>
          <table:table-cell office:value-type="string">
            <text:p>Reference Area (ft^2)</text:p>
          </table:table-cell>
          <table:table-cell office:value-type="string">
            <text:p>Ballistic Coeff (lb/ft^2)</text:p>
          </table:table-cell>
          <table:table-cell office:value-type="string">
            <text:p>Velocity Increment (ft/sec)</text:p>
          </table:table-cell>
          <table:table-cell office:value-type="string">
            <text:p>CD</text:p>
          </table:table-cell>
          <table:table-cell office:value-type="string">
            <text:p>CL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63200</text:p>
          </table:table-cell>
          <table:table-cell office:value-type="string">
            <text:p>1000</text:p>
          </table:table-cell>
          <table:table-cell office:value-type="string">
            <text:p>50-290</text:p>
          </table:table-cell>
          <table:table-cell office:value-type="string">
            <text:p>100</text:p>
          </table:table-cell>
          <table:table-cell office:value-type="string">
            <text:p>C1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179000</text:p>
          </table:table-cell>
          <table:table-cell office:value-type="string">
            <text:p>335</text:p>
          </table:table-cell>
          <table:table-cell office:value-type="string">
            <text:p>310-670</text:p>
          </table:table-cell>
          <table:table-cell office:value-type="string">
            <text:p>100</text:p>
          </table:table-cell>
          <table:table-cell office:value-type="string">
            <text:p>C2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500</text:p>
          </table:table-cell>
          <table:table-cell office:value-type="string">
            <text:p>8</text:p>
          </table:table-cell>
          <table:table-cell office:value-type="string">
            <text:p>30-200</text:p>
          </table:table-cell>
          <table:table-cell office:value-type="string">
            <text:p>0-100</text:p>
          </table:table-cell>
          <table:table-cell office:value-type="string">
            <text:p>C3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4</text:p>
          </table:table-cell>
          <table:table-cell office:value-type="string">
            <text:p>50</text:p>
          </table:table-cell>
          <table:table-cell office:value-type="string">
            <text:p>700</text:p>
          </table:table-cell>
          <table:table-cell office:value-type="string">
            <text:p>0.2</text:p>
          </table:table-cell>
          <table:table-cell office:value-type="string">
            <text:p>130-250</text:p>
          </table:table-cell>
          <table:table-cell office:value-type="string">
            <text:p>0-100</text:p>
          </table:table-cell>
          <table:table-cell office:value-type="string">
            <text:p>C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75</text:p>
          </table:table-cell>
          <table:table-cell office:value-type="string">
            <text:p>150</text:p>
          </table:table-cell>
          <table:table-cell office:value-type="string">
            <text:p>2.2</text:p>
          </table:table-cell>
          <table:table-cell office:value-type="string">
            <text:p>34-340</text:p>
          </table:table-cell>
          <table:table-cell office:value-type="string">
            <text:p>0-100</text:p>
          </table:table-cell>
          <table:table-cell office:value-type="string">
            <text:p>C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200</text:p>
          </table:table-cell>
          <table:table-cell office:value-type="string">
            <text:p>400</text:p>
          </table:table-cell>
          <table:table-cell office:value-type="string">
            <text:p>8.7</text:p>
          </table:table-cell>
          <table:table-cell office:value-type="string">
            <text:p>23-230</text:p>
          </table:table-cell>
          <table:table-cell office:value-type="string">
            <text:p>0-100</text:p>
          </table:table-cell>
          <table:table-cell office:value-type="string">
            <text:p>C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90</text:p>
          </table:table-cell>
          <table:table-cell office:value-type="string">
            <text:p>180</text:p>
          </table:table-cell>
          <table:table-cell office:value-type="string">
            <text:p>3</text:p>
          </table:table-cell>
          <table:table-cell office:value-type="string">
            <text:p>33-110</text:p>
          </table:table-cell>
          <table:table-cell office:value-type="string">
            <text:p>50</text:p>
          </table:table-cell>
          <table:table-cell office:value-type="string">
            <text:p>C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0-70</text:p>
          </table:table-cell>
          <table:table-cell office:value-type="string">
            <text:p>1.5-50</text:p>
          </table:table-cell>
          <table:table-cell office:value-type="string">
            <text:p>700</text:p>
          </table:table-cell>
          <table:table-cell office:value-type="string">
            <text:p>0.2-0.6</text:p>
          </table:table-cell>
          <table:table-cell office:value-type="string">
            <text:p>6-100</text:p>
          </table:table-cell>
          <table:table-cell office:value-type="string">
            <text:p>0-100</text:p>
          </table:table-cell>
          <table:table-cell office:value-type="string">
            <text:p>C7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8</text:p>
          </table:table-cell>
          <table:table-cell office:value-type="string">
            <text:p>375</text:p>
          </table:table-cell>
          <table:table-cell office:value-type="string">
            <text:p>3000</text:p>
          </table:table-cell>
          <table:table-cell office:value-type="string">
            <text:p>140</text:p>
          </table:table-cell>
          <table:table-cell office:value-type="string">
            <text:p>3.3-4.5</text:p>
          </table:table-cell>
          <table:table-cell office:value-type="string">
            <text:p>100</text:p>
          </table:table-cell>
          <table:table-cell table:style-name="Default" office:value-type="string">
            <text:p>C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80</text:p>
          </table:table-cell>
          <table:table-cell office:value-type="string">
            <text:p>160</text:p>
          </table:table-cell>
          <table:table-cell office:value-type="string">
            <text:p>20</text:p>
          </table:table-cell>
          <table:table-cell office:value-type="string">
            <text:p>5-6.7</text:p>
          </table:table-cell>
          <table:table-cell office:value-type="string">
            <text:p>0-100</text:p>
          </table:table-cell>
          <table:table-cell office:value-type="string">
            <text:p>C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0-400</text:p>
          </table:table-cell>
          <table:table-cell office:value-type="string">
            <text:p>2-20</text:p>
          </table:table-cell>
          <table:table-cell office:value-type="string">
            <text:p>800</text:p>
          </table:table-cell>
          <table:table-cell office:value-type="string">
            <text:p>1-10</text:p>
          </table:table-cell>
          <table:table-cell office:value-type="string">
            <text:p>2.5-3.3</text:p>
          </table:table-cell>
          <table:table-cell office:value-type="string">
            <text:p>0-100</text:p>
          </table:table-cell>
          <table:table-cell office:value-type="string">
            <text:p>C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500-5000</text:p>
          </table:table-cell>
          <table:table-cell office:value-type="string">
            <text:p>0.1-0.7</text:p>
          </table:table-cell>
          <table:table-cell office:value-type="string">
            <text:p>500-1000</text:p>
          </table:table-cell>
          <table:table-cell office:value-type="string">
            <text:p>0.35</text:p>
          </table:table-cell>
          <table:table-cell office:value-type="string">
            <text:p>0.36-3.3</text:p>
          </table:table-cell>
          <table:table-cell office:value-type="string">
            <text:p>0-240</text:p>
          </table:table-cell>
          <table:table-cell office:value-type="string">
            <text:p>C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~1000</text:p>
          </table:table-cell>
          <table:table-cell office:value-type="string">
            <text:p>0.06</text:p>
          </table:table-cell>
          <table:table-cell office:value-type="string">
            <text:p>60</text:p>
          </table:table-cell>
          <table:table-cell office:value-type="string">
            <text:p>0.01</text:p>
          </table:table-cell>
          <table:table-cell office:value-type="string">
            <text:p>5-7</text:p>
          </table:table-cell>
          <table:table-cell office:value-type="string">
            <text:p>0-100</text:p>
          </table:table-cell>
          <table:table-cell office:value-type="string">
            <text:p>C9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000-5000</text:p>
          </table:table-cell>
          <table:table-cell office:value-type="string">
            <text:p>0.01-10</text:p>
          </table:table-cell>
          <table:table-cell office:value-type="string">
            <text:p>6500</text:p>
          </table:table-cell>
          <table:table-cell office:value-type="string">
            <text:p>0.001-1</text:p>
          </table:table-cell>
          <table:table-cell office:value-type="string">
            <text:p>1-20</text:p>
          </table:table-cell>
          <table:table-cell office:value-type="string">
            <text:p>0-240</text:p>
          </table:table-cell>
          <table:table-cell office:value-type="string">
            <text:p>1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200 fps-100 sec" table:style-name="ta1" table:print="false">
        <table:table-column table:style-name="co2" table:default-cell-style-name="ce2"/>
        <table:table-column table:style-name="co1" table:number-columns-repeated="1023" table:default-cell-style-name="ce2"/>
        <table:table-row table:style-name="ro3">
          <table:table-cell table:style-name="Default"/>
          <table:table-cell office:value-type="string" calcext:value-type="string">
            <text:p>Number of Pieces</text:p>
          </table:table-cell>
          <table:table-cell office:value-type="string" calcext:value-type="string">
            <text:p>Weight of each piece (lbs)</text:p>
          </table:table-cell>
          <table:table-cell office:value-type="string" calcext:value-type="string">
            <text:p>Total Weight (lbs)</text:p>
          </table:table-cell>
          <table:table-cell office:value-type="string" calcext:value-type="string">
            <text:p>Reference Area (ft^2)</text:p>
          </table:table-cell>
          <table:table-cell office:value-type="string" calcext:value-type="string">
            <text:p>Ballistic Coeff (lb/ft^2)</text:p>
          </table:table-cell>
          <table:table-cell office:value-type="string" calcext:value-type="string">
            <text:p>Velocity Increment (ft/sec)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L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uselage Mid Section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320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50-290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NONE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uselage Aft Section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179000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310-670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ON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ose Landing Gear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0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0-200</text:p>
          </table:table-cell>
          <table:table-cell office:value-type="string" calcext:value-type="string">
            <text:p>0-140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NON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CS Nozzles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30-250</text:p>
          </table:table-cell>
          <table:table-cell office:value-type="string" calcext:value-type="string">
            <text:p>0-14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ON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CS Press Tank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34-340</text:p>
          </table:table-cell>
          <table:table-cell office:value-type="string" calcext:value-type="string">
            <text:p>0-14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NON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CS Fuel Tank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23-230</text:p>
          </table:table-cell>
          <table:table-cell office:value-type="string" calcext:value-type="string">
            <text:p>0-14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NON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biter / ET Attach Strut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3-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NON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eams Trusses Pipes</text:p>
          </table:table-cell>
          <table:table-cell office:value-type="string" calcext:value-type="string">
            <text:p>40-70</text:p>
          </table:table-cell>
          <table:table-cell office:value-type="string" calcext:value-type="string">
            <text:p>1.5-50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0.2-0.6</text:p>
          </table:table-cell>
          <table:table-cell office:value-type="string" calcext:value-type="string">
            <text:p>6-100</text:p>
          </table:table-cell>
          <table:table-cell office:value-type="string" calcext:value-type="string">
            <text:p>0-14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ON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ayload Bay Doors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75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3.3-4.5</text:p>
          </table:table-cell>
          <table:table-cell office:value-type="string" calcext:value-type="string">
            <text:p>140</text:p>
          </table:table-cell>
          <table:table-cell table:style-name="Default" office:value-type="string" calcext:value-type="string">
            <text:p>C8</text:p>
          </table:table-cell>
          <table:table-cell office:value-type="string" calcext:value-type="string">
            <text:p>NON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anding Gear Door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-6.7</text:p>
          </table:table-cell>
          <table:table-cell office:value-type="string" calcext:value-type="string">
            <text:p>0-14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NON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kin Sections</text:p>
          </table:table-cell>
          <table:table-cell office:value-type="string" calcext:value-type="string">
            <text:p>40-400</text:p>
          </table:table-cell>
          <table:table-cell office:value-type="string" calcext:value-type="string">
            <text:p>2-2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-10</text:p>
          </table:table-cell>
          <table:table-cell office:value-type="string" calcext:value-type="string">
            <text:p>2.5-3.3</text:p>
          </table:table-cell>
          <table:table-cell office:value-type="string" calcext:value-type="string">
            <text:p>0-14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NON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ermal Tiles</text:p>
          </table:table-cell>
          <table:table-cell office:value-type="string" calcext:value-type="string">
            <text:p>2500-5000</text:p>
          </table:table-cell>
          <table:table-cell office:value-type="string" calcext:value-type="string">
            <text:p>0.1-0.7</text:p>
          </table:table-cell>
          <table:table-cell office:value-type="string" calcext:value-type="string">
            <text:p>500-1000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36-3.3</text:p>
          </table:table-cell>
          <table:table-cell office:value-type="string" calcext:value-type="string">
            <text:p>0-26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NON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C Thermal Material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-7</text:p>
          </table:table-cell>
          <table:table-cell office:value-type="string" calcext:value-type="string">
            <text:p>0-140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NON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1000-5000</text:p>
          </table:table-cell>
          <table:table-cell office:value-type="string" calcext:value-type="string">
            <text:p>0.01-10</text:p>
          </table:table-cell>
          <table:table-cell office:value-type="string" calcext:value-type="string">
            <text:p>6500</text:p>
          </table:table-cell>
          <table:table-cell office:value-type="string" calcext:value-type="string">
            <text:p>0.001-1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0-26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NE</text:p>
          </table:table-cell>
          <table:table-cell table:number-columns-repeated="1015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700 fps-115 sec" table:style-name="ta1" table:print="false">
        <table:table-column table:style-name="co1" table:number-columns-repeated="1024" table:default-cell-style-name="ce1"/>
        <table:table-row table:style-name="ro1">
          <table:table-cell/>
          <table:table-cell office:value-type="string">
            <text:p>Number of Pieces</text:p>
          </table:table-cell>
          <table:table-cell office:value-type="string">
            <text:p>Weight of each piece (lbs)</text:p>
          </table:table-cell>
          <table:table-cell office:value-type="string">
            <text:p>Total Weight (lbs)</text:p>
          </table:table-cell>
          <table:table-cell office:value-type="string">
            <text:p>Reference Area (ft^2)</text:p>
          </table:table-cell>
          <table:table-cell office:value-type="string">
            <text:p>Ballistic Coeff (lb/ft^2)</text:p>
          </table:table-cell>
          <table:table-cell office:value-type="string">
            <text:p>Velocity Increment (ft/sec)</text:p>
          </table:table-cell>
          <table:table-cell office:value-type="string">
            <text:p>CD</text:p>
          </table:table-cell>
          <table:table-cell office:value-type="string">
            <text:p>CL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63200</text:p>
          </table:table-cell>
          <table:table-cell office:value-type="string">
            <text:p>1000</text:p>
          </table:table-cell>
          <table:table-cell office:value-type="string">
            <text:p>50-290</text:p>
          </table:table-cell>
          <table:table-cell office:value-type="string">
            <text:p>150</text:p>
          </table:table-cell>
          <table:table-cell office:value-type="string">
            <text:p>C1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179000</text:p>
          </table:table-cell>
          <table:table-cell office:value-type="string">
            <text:p>335</text:p>
          </table:table-cell>
          <table:table-cell office:value-type="string">
            <text:p>310-670</text:p>
          </table:table-cell>
          <table:table-cell office:value-type="string">
            <text:p>150</text:p>
          </table:table-cell>
          <table:table-cell office:value-type="string">
            <text:p>C2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500</text:p>
          </table:table-cell>
          <table:table-cell office:value-type="string">
            <text:p>8</text:p>
          </table:table-cell>
          <table:table-cell office:value-type="string">
            <text:p>30-200</text:p>
          </table:table-cell>
          <table:table-cell office:value-type="string">
            <text:p>0-160</text:p>
          </table:table-cell>
          <table:table-cell office:value-type="string">
            <text:p>C3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4</text:p>
          </table:table-cell>
          <table:table-cell office:value-type="string">
            <text:p>50</text:p>
          </table:table-cell>
          <table:table-cell office:value-type="string">
            <text:p>700</text:p>
          </table:table-cell>
          <table:table-cell office:value-type="string">
            <text:p>0.2</text:p>
          </table:table-cell>
          <table:table-cell office:value-type="string">
            <text:p>130-250</text:p>
          </table:table-cell>
          <table:table-cell office:value-type="string">
            <text:p>0-160</text:p>
          </table:table-cell>
          <table:table-cell office:value-type="string">
            <text:p>C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75</text:p>
          </table:table-cell>
          <table:table-cell office:value-type="string">
            <text:p>150</text:p>
          </table:table-cell>
          <table:table-cell office:value-type="string">
            <text:p>2.2</text:p>
          </table:table-cell>
          <table:table-cell office:value-type="string">
            <text:p>34-340</text:p>
          </table:table-cell>
          <table:table-cell office:value-type="string">
            <text:p>0-160</text:p>
          </table:table-cell>
          <table:table-cell office:value-type="string">
            <text:p>C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200</text:p>
          </table:table-cell>
          <table:table-cell office:value-type="string">
            <text:p>400</text:p>
          </table:table-cell>
          <table:table-cell office:value-type="string">
            <text:p>8.7</text:p>
          </table:table-cell>
          <table:table-cell office:value-type="string">
            <text:p>23-230</text:p>
          </table:table-cell>
          <table:table-cell office:value-type="string">
            <text:p>0-160</text:p>
          </table:table-cell>
          <table:table-cell office:value-type="string">
            <text:p>C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90</text:p>
          </table:table-cell>
          <table:table-cell office:value-type="string">
            <text:p>180</text:p>
          </table:table-cell>
          <table:table-cell office:value-type="string">
            <text:p>3</text:p>
          </table:table-cell>
          <table:table-cell office:value-type="string">
            <text:p>33-110</text:p>
          </table:table-cell>
          <table:table-cell office:value-type="string">
            <text:p>80</text:p>
          </table:table-cell>
          <table:table-cell office:value-type="string">
            <text:p>C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0-70</text:p>
          </table:table-cell>
          <table:table-cell office:value-type="string">
            <text:p>1.5-50</text:p>
          </table:table-cell>
          <table:table-cell office:value-type="string">
            <text:p>700</text:p>
          </table:table-cell>
          <table:table-cell office:value-type="string">
            <text:p>0.2-0.6</text:p>
          </table:table-cell>
          <table:table-cell office:value-type="string">
            <text:p>6-100</text:p>
          </table:table-cell>
          <table:table-cell office:value-type="string">
            <text:p>0-160</text:p>
          </table:table-cell>
          <table:table-cell office:value-type="string">
            <text:p>C7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8</text:p>
          </table:table-cell>
          <table:table-cell office:value-type="string">
            <text:p>375</text:p>
          </table:table-cell>
          <table:table-cell office:value-type="string">
            <text:p>3000</text:p>
          </table:table-cell>
          <table:table-cell office:value-type="string">
            <text:p>140</text:p>
          </table:table-cell>
          <table:table-cell office:value-type="string">
            <text:p>3.3-4.5</text:p>
          </table:table-cell>
          <table:table-cell office:value-type="string">
            <text:p>160</text:p>
          </table:table-cell>
          <table:table-cell table:style-name="Default" office:value-type="string">
            <text:p>C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80</text:p>
          </table:table-cell>
          <table:table-cell office:value-type="string">
            <text:p>160</text:p>
          </table:table-cell>
          <table:table-cell office:value-type="string">
            <text:p>20</text:p>
          </table:table-cell>
          <table:table-cell office:value-type="string">
            <text:p>5-6.7</text:p>
          </table:table-cell>
          <table:table-cell office:value-type="string">
            <text:p>0-160</text:p>
          </table:table-cell>
          <table:table-cell office:value-type="string">
            <text:p>C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0-400</text:p>
          </table:table-cell>
          <table:table-cell office:value-type="string">
            <text:p>2-20</text:p>
          </table:table-cell>
          <table:table-cell office:value-type="string">
            <text:p>800</text:p>
          </table:table-cell>
          <table:table-cell office:value-type="string">
            <text:p>1-10</text:p>
          </table:table-cell>
          <table:table-cell office:value-type="string">
            <text:p>2.5-3.3</text:p>
          </table:table-cell>
          <table:table-cell office:value-type="string">
            <text:p>0-160</text:p>
          </table:table-cell>
          <table:table-cell office:value-type="string">
            <text:p>C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500-5000</text:p>
          </table:table-cell>
          <table:table-cell office:value-type="string">
            <text:p>0.1-0.7</text:p>
          </table:table-cell>
          <table:table-cell office:value-type="string">
            <text:p>500-1000</text:p>
          </table:table-cell>
          <table:table-cell office:value-type="string">
            <text:p>0.35</text:p>
          </table:table-cell>
          <table:table-cell office:value-type="string">
            <text:p>0.36-3.3</text:p>
          </table:table-cell>
          <table:table-cell office:value-type="string">
            <text:p>0-260</text:p>
          </table:table-cell>
          <table:table-cell office:value-type="string">
            <text:p>C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~1000</text:p>
          </table:table-cell>
          <table:table-cell office:value-type="string">
            <text:p>0.06</text:p>
          </table:table-cell>
          <table:table-cell office:value-type="string">
            <text:p>60</text:p>
          </table:table-cell>
          <table:table-cell office:value-type="string">
            <text:p>0.01</text:p>
          </table:table-cell>
          <table:table-cell office:value-type="string">
            <text:p>5-7</text:p>
          </table:table-cell>
          <table:table-cell office:value-type="string">
            <text:p>0-160</text:p>
          </table:table-cell>
          <table:table-cell office:value-type="string">
            <text:p>C9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000-5000</text:p>
          </table:table-cell>
          <table:table-cell office:value-type="string">
            <text:p>0.01-10</text:p>
          </table:table-cell>
          <table:table-cell office:value-type="string">
            <text:p>6500</text:p>
          </table:table-cell>
          <table:table-cell office:value-type="string">
            <text:p>0.001-1</text:p>
          </table:table-cell>
          <table:table-cell office:value-type="string">
            <text:p>1-20</text:p>
          </table:table-cell>
          <table:table-cell office:value-type="string">
            <text:p>0-260</text:p>
          </table:table-cell>
          <table:table-cell office:value-type="string">
            <text:p>1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5T16:51:17</meta:creation-date>
    <dc:date>2014-06-10T17:58:20.804793000</dc:date>
    <meta:editing-duration>PT5M43S</meta:editing-duration>
    <meta:editing-cycles>5</meta:editing-cycles>
    <meta:generator>LibreOffice/4.1.3.2$MacOSX_x86 LibreOffice_project/70feb7d99726f064edab4605a8ab840c50ec57a</meta:generator>
    <meta:document-statistic meta:table-count="6" meta:cell-count="734" meta:object-count="0"/>
  </office:meta>
</office:document-meta>
</file>